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52cm" fo:min-width="2.30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52cm" fo:min-width="1.80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6cm" fo:min-width="2.07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6cm" fo:min-width="2.32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6cm" fo:min-width="2.57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6cm" fo:min-width="1.82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dash" draw:stroke-dash="Double_20_Dash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76cm" fo:min-width="1.57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2.27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1.746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="Стили_20_стрелок_20_3" draw:marker-end-width="0.327cm" svg:stroke-opacity="100%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18cm" svg:stroke-color="#000000" draw:marker-start-width="0.227cm" draw:marker-end="Стили_20_стрелок_20_3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dash" draw:stroke-dash="Double_20_Dash" svg:stroke-width="0.053cm" svg:stroke-color="#ff0000" draw:marker-start-width="0.279cm" draw:marker-end-width="0.279cm" draw:fill="none" draw:textarea-horizontal-align="justify" draw:textarea-vertical-align="middle" draw:auto-grow-height="false" fo:min-height="0.76cm" fo:min-width="1.57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1.92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1.57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uble_20_Dash" svg:stroke-width="0.053cm" svg:stroke-color="#ff0000" draw:marker-start-width="0.279cm" draw:marker-end-width="0.279cm" draw:fill="none" draw:textarea-horizontal-align="justify" draw:textarea-vertical-align="middle" draw:auto-grow-height="false" fo:min-height="0.76cm" fo:min-width="1.57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dash" draw:stroke-dash="Double_20_Dash" svg:stroke-width="0.053cm" svg:stroke-color="#ff0000" draw:marker-start-width="0.279cm" draw:marker-end-width="0.279cm" draw:fill="none" draw:textarea-horizontal-align="justify" draw:textarea-vertical-align="middle" draw:auto-grow-height="false" fo:min-height="0.76cm" fo:min-width="1.57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dash" draw:stroke-dash="Double_20_Dash" svg:stroke-width="0.053cm" svg:stroke-color="#ff0000" draw:marker-start-width="0.279cm" draw:marker-end-width="0.279cm" draw:fill="none" draw:textarea-horizontal-align="justify" draw:textarea-vertical-align="middle" draw:auto-grow-height="false" fo:min-height="0.76cm" fo:min-width="1.57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2.1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2.80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3.339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1.747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35cm" svg:stroke-color="#ff0000" draw:marker-start-width="0.252cm" draw:marker-end="Стили_20_стрелок_20_4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ff0000" draw:marker-start-width="0.252cm" draw:marker-end="Стили_20_стрелок_20_5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f0000" draw:marker-start-width="0.252cm" draw:marker-end="Стили_20_стрелок_20_6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27" style:family="graphic" style:parent-style-name="objectwithoutfill">
      <style:graphic-properties svg:stroke-width="0.035cm" svg:stroke-color="#ff0000" draw:marker-start="" draw:marker-start-width="0.252cm" draw:marker-end="" draw:marker-end-width="0.352cm" svg:stroke-linecap="round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f0000" draw:marker-start-width="0.252cm" draw:marker-end="Стили_20_стрелок_20_3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Double_20_Dash" svg:stroke-width="0.035cm" svg:stroke-color="#ff0000" draw:marker-start-width="0.252cm" draw:marker-end-width="0.252cm" svg:stroke-linecap="butt" draw:fill="none" draw:textarea-horizontal-align="justify" draw:textarea-vertical-align="middle" draw:auto-grow-height="false" fo:min-height="0.104cm" fo:min-width="0.208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0000" draw:marker-start="" draw:marker-start-width="0.252cm" draw:marker-end="Стили_20_стрелок_20_3" draw:marker-end-width="0.252cm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ff0000" draw:marker-start-width="0.252cm" draw:marker-end="Стили_20_стрелок_20_7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svg:stroke-color="#ff0000" draw:marker-start-width="0.252cm" draw:marker-end="Стили_20_стрелок_20_8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ff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ff0000" draw:marker-start-width="0.252cm" draw:marker-end="Стили_20_стрелок_20_10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ff0000" draw:marker-start-width="0.252cm" draw:marker-end="Стили_20_стрелок_20_11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ff0000" draw:marker-start-width="0.252cm" draw:marker-end="Стили_20_стрелок_20_12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16cm" fo:min-width="0.966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98cm" fo:min-width="0.948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48cm" fo:min-width="1.074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48cm" fo:min-width="0.948cm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35cm" svg:stroke-color="#ff0000" draw:marker-start-width="0.252cm" draw:marker-end="Стили_20_стрелок_20_13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P7" style:family="paragraph">
      <loext:graphic-properties draw:fill="none"/>
      <style:paragraph-properties fo:text-align="center" style:writing-mode="lr-tb"/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style:font-size-asian="10pt" style:font-size-complex="10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style:font-size-asian="10pt" style:font-size-complex="10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T3" style:family="text">
      <style:text-properties fo:color="#000000" loext:opacity="100%" style:font-name="Liberation Sans" fo:font-size="10pt" style:letter-kerning="true" style:font-name-asian="Microsoft YaHei" style:font-size-asian="10pt" style:font-name-complex="Arial" style:font-size-complex="10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.5cm" svg:x="2cm" svg:y="1.75cm">
          <draw:glue-point draw:id="4" svg:x="-5cm" svg:y="1.666cm"/>
          <draw:glue-point draw:id="5" svg:x="-5cm" svg:y="-1.666cm"/>
          <draw:glue-point draw:id="6" svg:x="-5cm" svg:y="-3.333cm"/>
          <text:p text:style-name="P1"><text:span text:style-name="T1">Мед. Учрежд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5" draw:id="id25" draw:layer="layout" svg:width="2.5cm" svg:height="1.5cm" svg:x="12.75cm" svg:y="18.75cm">
          <draw:glue-point draw:id="4" svg:x="-5cm" svg:y="-3.333cm"/>
          <draw:glue-point draw:id="5" svg:x="-5cm" svg:y="-5cm"/>
          <draw:glue-point draw:id="6" svg:x="-5cm" svg:y="-1.666cm"/>
          <draw:glue-point draw:id="7" svg:x="-5cm" svg:y="1.666cm"/>
          <draw:glue-point draw:id="8" svg:x="-5cm" svg:y="3.333cm"/>
          <draw:glue-point draw:id="9" svg:x="5cm" svg:y="3.333cm"/>
          <draw:glue-point draw:id="10" svg:x="3cm" svg:y="-5cm"/>
          <text:p text:style-name="P1"><text:span text:style-name="T1">Спра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3" draw:id="id23" draw:layer="layout" svg:width="2.75cm" svg:height="1.25cm" svg:x="3cm" svg:y="21.75cm">
          <draw:glue-point draw:id="4" svg:x="-5cm" svg:y="3cm"/>
          <text:p text:style-name="P1"><text:span text:style-name="T1">Диагноз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1" draw:id="id21" draw:layer="layout" svg:width="3cm" svg:height="1.25cm" svg:x="27.5cm" svg:y="1.75cm">
          <draw:glue-point draw:id="4" svg:x="-5cm" svg:y="1cm"/>
          <draw:glue-point draw:id="5" svg:x="-5cm" svg:y="3cm"/>
          <draw:glue-point draw:id="6" svg:x="-5cm" svg:y="-1cm"/>
          <draw:glue-point draw:id="7" svg:x="-5cm" svg:y="-3cm"/>
          <text:p text:style-name="P1"><text:span text:style-name="T1">Специали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0" draw:id="id40" draw:layer="layout" svg:width="3.25cm" svg:height="1.25cm" svg:x="19.5cm" svg:y="1.75cm">
          <draw:glue-point draw:id="4" svg:x="-5cm" svg:y="1cm"/>
          <draw:glue-point draw:id="5" svg:x="-5cm" svg:y="3cm"/>
          <draw:glue-point draw:id="6" svg:x="-5cm" svg:y="-1cm"/>
          <draw:glue-point draw:id="7" svg:x="-5cm" svg:y="-3cm"/>
          <draw:glue-point draw:id="8" svg:x="5cm" svg:y="-1cm"/>
          <draw:glue-point draw:id="9" svg:x="5cm" svg:y="-3cm"/>
          <draw:glue-point draw:id="10" svg:x="5cm" svg:y="1cm"/>
          <draw:glue-point draw:id="11" svg:x="5cm" svg:y="3cm"/>
          <draw:glue-point draw:id="12" svg:x="-2.692cm" svg:y="5cm"/>
          <draw:glue-point draw:id="13" svg:x="-3.461cm" svg:y="-5cm"/>
          <text:p text:style-name="P3"><text:span text:style-name="T1">Направление</text:span> 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25cm" svg:height="1.25cm" svg:x="13.25cm" svg:y="1.75cm">
          <draw:glue-point draw:id="4" svg:x="-5cm" svg:y="3cm"/>
          <draw:glue-point draw:id="5" svg:x="-5cm" svg:y="-3cm"/>
          <draw:glue-point draw:id="6" svg:x="-5cm" svg:y="-1cm"/>
          <draw:glue-point draw:id="7" svg:x="-5cm" svg:y="1cm"/>
          <text:p text:style-name="P1"><text:span text:style-name="T1">Семейный вра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2.5cm" svg:height="1.25cm" svg:x="7.5cm" svg:y="1.75cm">
          <draw:glue-point draw:id="4" svg:x="-5cm" svg:y="1cm"/>
          <draw:glue-point draw:id="5" svg:x="-5cm" svg:y="3cm"/>
          <draw:glue-point draw:id="6" svg:x="-5cm" svg:y="-1cm"/>
          <draw:glue-point draw:id="7" svg:x="-5cm" svg:y="-3cm"/>
          <draw:glue-point draw:id="8" svg:x="5cm" svg:y="1cm"/>
          <draw:glue-point draw:id="9" svg:x="5cm" svg:y="-1cm"/>
          <draw:glue-point draw:id="10" svg:x="5cm" svg:y="3cm"/>
          <draw:glue-point draw:id="11" svg:x="5cm" svg:y="5cm"/>
          <text:p text:style-name="P1"><text:span text:style-name="T1">Пациен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6" draw:id="id46" draw:layer="layout" svg:width="2.5cm" svg:height="1.5cm" svg:x="22.25cm" svg:y="19.25cm">
          <draw:glue-point draw:id="4" svg:x="-5cm" svg:y="-3.333cm"/>
          <draw:glue-point draw:id="5" svg:x="-5cm" svg:y="3.333cm"/>
          <draw:glue-point draw:id="6" svg:x="-5cm" svg:y="1.666cm"/>
          <draw:glue-point draw:id="7" svg:x="-5cm" svg:y="-1.666cm"/>
          <text:p text:style-name="P3"><text:span text:style-name="T1">Лечение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1" draw:id="id51" draw:layer="layout" svg:width="3cm" svg:height="1.5cm" svg:x="35cm" svg:y="10.5cm">
          <draw:glue-point draw:id="4" svg:x="-5cm" svg:y="1.666cm"/>
          <draw:glue-point draw:id="5" svg:x="-5cm" svg:y="3.333cm"/>
          <draw:glue-point draw:id="6" svg:x="-5cm" svg:y="-1.666cm"/>
          <draw:glue-point draw:id="7" svg:x="-5cm" svg:y="-3.333cm"/>
          <draw:glue-point draw:id="8" svg:x="5cm" svg:y="3.333cm"/>
          <draw:glue-point draw:id="9" svg:x="5cm" svg:y="1.666cm"/>
          <draw:glue-point draw:id="10" svg:x="5cm" svg:y="-1.666cm"/>
          <draw:glue-point draw:id="11" svg:x="5cm" svg:y="-3.333cm"/>
          <text:p text:style-name="P1"><text:span text:style-name="T1">Рецеп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cm" svg:height="1.5cm" svg:x="28cm" svg:y="19.25cm">
          <draw:glue-point draw:id="4" svg:x="-5cm" svg:y="-3.333cm"/>
          <draw:glue-point draw:id="5" svg:x="-5cm" svg:y="-1.666cm"/>
          <draw:glue-point draw:id="6" svg:x="-5cm" svg:y="1.666cm"/>
          <draw:glue-point draw:id="7" svg:x="-5cm" svg:y="3.333cm"/>
          <text:p text:style-name="P1"><text:span text:style-name="T1">Препара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" draw:id="id4" draw:layer="layout" svg:width="3cm" svg:height="1.5cm" svg:x="2cm" svg:y="4cm">
          <text:p text:style-name="P1"><text:span text:style-name="T1">Название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4cm" svg:height="1.5cm" svg:x="2cm" svg:y="6cm">
          <text:p text:style-name="P1"><text:span text:style-name="T1">Юридический адрес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" draw:id="id3" draw:layer="layout" svg:width="3.25cm" svg:height="1.5cm" svg:x="2cm" svg:y="8cm">
          <text:p text:style-name="P1"><text:span text:style-name="T1">Номер телефон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line-skew="0.027cm" svg:x1="2cm" svg:y1="2.5cm" svg:x2="2cm" svg:y2="6.75cm" draw:start-shape="id1" draw:start-glue-point="3" draw:end-shape="id2" draw:end-glue-point="6" svg:d="M2000 2500h-500v4250h500" svg:viewBox="0 0 501 4251">
          <text:p/>
        </draw:connector>
        <draw:connector draw:style-name="gr11" draw:text-style-name="P5" draw:layer="layout" draw:line-skew="-0.223cm" svg:x1="2cm" svg:y1="2.251cm" svg:x2="2cm" svg:y2="8.75cm" draw:start-shape="id1" draw:start-glue-point="5" draw:end-shape="id3" draw:end-glue-point="6" svg:d="M2000 2251h-750v6499h750" svg:viewBox="0 0 751 6500">
          <text:p/>
        </draw:connector>
        <draw:connector draw:style-name="gr11" draw:text-style-name="P5" draw:layer="layout" draw:line-skew="0.277cm" svg:x1="2cm" svg:y1="2.749cm" svg:x2="2cm" svg:y2="4.75cm" draw:start-shape="id1" draw:start-glue-point="4" draw:end-shape="id4" draw:end-glue-point="6" svg:d="M2000 2749h-250v2001h250" svg:viewBox="0 0 251 2002">
          <text:p/>
        </draw:connector>
        <draw:custom-shape draw:style-name="gr12" draw:text-style-name="P2" xml:id="id6" draw:id="id6" draw:layer="layout" svg:width="3cm" svg:height="1.5cm" svg:x="7.5cm" svg:y="3.75cm">
          <text:p text:style-name="P1"><text:span text:style-name="T2">ФИ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1" draw:id="id11" draw:layer="layout" svg:width="3.5cm" svg:height="1.5cm" svg:x="7.5cm" svg:y="12.5cm">
          <text:p text:style-name="P1"><text:span text:style-name="T1">Номер страхового полис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2" draw:id="id12" draw:layer="layout" svg:width="3.25cm" svg:height="1.5cm" svg:x="7.5cm" svg:y="10.75cm">
          <text:p text:style-name="P1"><text:span text:style-name="T1">Номер телефон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0" draw:id="id10" draw:layer="layout" svg:width="3cm" svg:height="1.5cm" svg:x="7.5cm" svg:y="14.25cm">
          <text:p text:style-name="P1"><text:span text:style-name="T1">Место работ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3" draw:id="id13" draw:layer="layout" svg:width="3cm" svg:height="1.5cm" svg:x="7.5cm" svg:y="16cm">
          <text:p text:style-name="P1"><text:span text:style-name="T1">ИДН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" draw:id="id5" draw:layer="layout" svg:width="3cm" svg:height="1.5cm" svg:x="7.5cm" svg:y="9cm">
          <text:p text:style-name="P1"><text:span text:style-name="T1">Адре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8" draw:id="id8" draw:layer="layout" svg:width="3.25cm" svg:height="1.5cm" svg:x="7.5cm" svg:y="7.25cm">
          <text:p text:style-name="P1"><text:span text:style-name="T1">Дата рождения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7" draw:id="id7" draw:layer="layout" svg:width="3cm" svg:height="1.5cm" svg:x="7.5cm" svg:y="5.5cm">
          <text:p text:style-name="P1"><text:span text:style-name="T1">Возраст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7" draw:id="id17" draw:layer="layout" svg:width="3cm" svg:height="1.5cm" svg:x="13.25cm" svg:y="3.75cm">
          <text:p text:style-name="P1"><text:span text:style-name="T2">ФИ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6" draw:id="id16" draw:layer="layout" svg:width="3.25cm" svg:height="1.5cm" svg:x="13.25cm" svg:y="6cm">
          <text:p text:style-name="P1"><text:span text:style-name="T1">Номер телефон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5" draw:id="id15" draw:layer="layout" svg:width="3cm" svg:height="1.5cm" svg:x="13.25cm" svg:y="8cm">
          <text:p text:style-name="P1"><text:span text:style-name="T1">Участок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7" draw:id="id37" draw:layer="layout" svg:width="3cm" svg:height="1.5cm" svg:x="20.75cm" svg:y="5.5cm">
          <text:p text:style-name="P1"><text:span text:style-name="T1">Дата приём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8" draw:id="id18" draw:layer="layout" svg:width="4cm" svg:height="1.5cm" svg:x="20.25cm" svg:y="3.75cm">
          <text:p text:style-name="P1"><text:span text:style-name="T1">Предполагаемое заболевание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45" draw:id="id45" draw:layer="layout" svg:width="3cm" svg:height="1.5cm" svg:x="2cm" svg:y="9.75cm">
          <text:p text:style-name="P6"><text:span text:style-name="T2">печа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4" draw:id="id14" draw:layer="layout" svg:width="3cm" svg:height="1.5cm" svg:x="13.25cm" svg:y="10cm">
          <text:p text:style-name="P1"><text:span text:style-name="T2">печа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line-skew="-0.473cm" svg:x1="2cm" svg:y1="2.001cm" svg:x2="2cm" svg:y2="10.499cm" draw:start-shape="id1" draw:start-glue-point="6" svg:d="M2000 2001h-1000v8498h1000" svg:viewBox="0 0 1001 8499">
          <text:p/>
        </draw:connector>
        <draw:custom-shape draw:style-name="gr16" draw:text-style-name="P9" xml:id="id22" draw:id="id22" draw:layer="layout" svg:width="3cm" svg:height="1.5cm" svg:x="27.5cm" svg:y="3.5cm">
          <text:p text:style-name="P8"><text:span text:style-name="T2">ФИ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0" draw:id="id20" draw:layer="layout" svg:width="3cm" svg:height="1.5cm" svg:x="27.5cm" svg:y="7.5cm">
          <text:p text:style-name="P1"><text:span text:style-name="T2">Печать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2" draw:id="id42" draw:layer="layout" svg:width="3.25cm" svg:height="1.5cm" svg:x="27.5cm" svg:y="5.75cm">
          <text:p text:style-name="P1"><text:span text:style-name="T2">должность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24" draw:id="id24" draw:layer="layout" svg:width="3cm" svg:height="1.5cm" svg:x="3cm" svg:y="24cm">
          <text:p text:style-name="P10"><text:span text:style-name="T3">Название <text:s/>диагноз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7" draw:id="id27" draw:layer="layout" svg:width="3cm" svg:height="1.5cm" svg:x="22cm" svg:y="21.25cm">
          <text:p text:style-name="P1"><text:span text:style-name="T1">Название лечения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8" draw:id="id28" draw:layer="layout" svg:width="3.25cm" svg:height="1.5cm" svg:x="22cm" svg:y="24.75cm">
          <text:p text:style-name="P1"><text:span text:style-name="T1">продолжительность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9" draw:id="id29" draw:layer="layout" svg:width="3cm" svg:height="1.5cm" svg:x="22cm" svg:y="23cm">
          <text:p text:style-name="P1"><text:span text:style-name="T2">метод лечения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0" draw:id="id30" draw:layer="layout" svg:width="3cm" svg:height="1.5cm" svg:x="27.75cm" svg:y="21.25cm">
          <text:p text:style-name="P1"><text:span text:style-name="T2">Название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3" draw:id="id33" draw:layer="layout" svg:width="3.75cm" svg:height="1.5cm" svg:x="27.75cm" svg:y="26.5cm">
          <text:p text:style-name="P1"><text:span text:style-name="T1">Инструкция к применению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1" draw:id="id31" draw:layer="layout" svg:width="3.5cm" svg:height="1.5cm" svg:x="27.75cm" svg:y="24.75cm">
          <text:p text:style-name="P1"><text:span text:style-name="T1">Дозировк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32" draw:id="id32" draw:layer="layout" svg:width="4.75cm" svg:height="1.5cm" svg:x="27.75cm" svg:y="23cm">
          <text:p text:style-name="P1"><text:span text:style-name="T1">Предназначение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4" draw:id="id34" draw:layer="layout" svg:width="3cm" svg:height="1.5cm" svg:x="35cm" svg:y="19.5cm">
          <text:p text:style-name="P1"><text:span text:style-name="T1">Дата выдачи рецепт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5" draw:id="id35" draw:layer="layout" svg:width="3cm" svg:height="1.5cm" svg:x="35cm" svg:y="17.75cm">
          <text:p text:style-name="P1"><text:span text:style-name="T1">Номер рецепт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36" draw:id="id36" draw:layer="layout" svg:width="5.501cm" svg:height="1.5cm" svg:x="34.999cm" svg:y="16cm">
          <text:p text:style-name="P1"><text:span text:style-name="T1">Продолжительность лечения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9" draw:id="id19" draw:layer="layout" svg:width="3.251cm" svg:height="1.5cm" svg:x="35cm" svg:y="14.25cm">
          <text:p text:style-name="P1"><text:span text:style-name="T1">Дозировк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8" draw:id="id38" draw:layer="layout" svg:width="3cm" svg:height="1.5cm" svg:x="35cm" svg:y="12.5cm">
          <text:p text:style-name="P1"><text:span text:style-name="T1">Возраст пациент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6" draw:id="id26" draw:layer="layout" svg:width="3cm" svg:height="1.5cm" svg:x="12.5cm" svg:y="20.75cm">
          <text:p text:style-name="P1"><text:span text:style-name="T1">Номер справки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line-skew="-0.473cm" svg:x1="7.5cm" svg:y1="2.002cm" svg:x2="7.5cm" svg:y2="9.75cm" draw:end-shape="id5" draw:end-glue-point="6" svg:d="M7500 2002h-1000v7748h1000" svg:viewBox="0 0 1001 7749">
          <text:p/>
        </draw:connector>
        <draw:connector draw:style-name="gr11" draw:text-style-name="P5" draw:layer="layout" draw:line-skew="0.277cm" svg:x1="7.5cm" svg:y1="2.75cm" svg:x2="7.5cm" svg:y2="4.5cm" draw:end-shape="id6" draw:end-glue-point="6" svg:d="M7500 2750h-250v1750h250" svg:viewBox="0 0 251 1751">
          <text:p/>
        </draw:connector>
        <draw:connector draw:style-name="gr11" draw:text-style-name="P5" draw:layer="layout" svg:x1="7.5cm" svg:y1="2.502cm" svg:x2="7.5cm" svg:y2="6.25cm" draw:end-shape="id7" draw:end-glue-point="6" svg:d="M7500 2502h-527v3748h527" svg:viewBox="0 0 528 3749">
          <text:p/>
        </draw:connector>
        <draw:connector draw:style-name="gr11" draw:text-style-name="P5" draw:layer="layout" draw:line-skew="-0.223cm" svg:x1="7.5cm" svg:y1="2.252cm" svg:x2="7.5cm" svg:y2="8cm" draw:end-shape="id8" draw:end-glue-point="6" svg:d="M7500 2252h-750v5748h750" svg:viewBox="0 0 751 5749">
          <text:p/>
        </draw:connector>
        <draw:connector draw:style-name="gr11" draw:text-style-name="P5" draw:layer="layout" draw:line-skew="0.722cm" svg:x1="10cm" svg:y1="2.25cm" svg:x2="10.5cm" svg:y2="15cm" draw:start-shape="id9" draw:start-glue-point="9" draw:end-shape="id10" draw:end-glue-point="10" svg:d="M10000 2250h1750v12750h-1250" svg:viewBox="0 0 1751 12751">
          <text:p/>
        </draw:connector>
        <draw:connector draw:style-name="gr11" draw:text-style-name="P5" draw:layer="layout" svg:x1="10cm" svg:y1="2.5cm" svg:x2="11cm" svg:y2="13.25cm" draw:end-shape="id11" draw:end-glue-point="10" svg:d="M10000 2500h1528v10750h-528" svg:viewBox="0 0 1529 10751">
          <text:p/>
        </draw:connector>
        <draw:connector draw:style-name="gr11" draw:text-style-name="P5" draw:layer="layout" svg:x1="10cm" svg:y1="2.75cm" svg:x2="10.75cm" svg:y2="11.5cm" draw:end-shape="id12" draw:end-glue-point="10" svg:d="M10000 2750h1278v8750h-528" svg:viewBox="0 0 1279 8751">
          <text:p/>
        </draw:connector>
        <draw:connector draw:style-name="gr11" draw:text-style-name="P5" draw:layer="layout" draw:line-skew="0.972cm" svg:x1="10cm" svg:y1="2cm" svg:x2="10.5cm" svg:y2="16.75cm" draw:end-shape="id13" draw:end-glue-point="10" svg:d="M10000 2000h2000v14750h-1500" svg:viewBox="0 0 2001 14751">
          <text:p/>
        </draw:connector>
        <draw:connector draw:style-name="gr11" draw:text-style-name="P5" draw:layer="layout" svg:x1="13.25cm" svg:y1="2.002cm" svg:x2="13.25cm" svg:y2="10.75cm" draw:end-shape="id14" draw:end-glue-point="6" svg:d="M13250 2002h-527v8748h527" svg:viewBox="0 0 528 8749">
          <text:p/>
        </draw:connector>
        <draw:connector draw:style-name="gr11" draw:text-style-name="P5" draw:layer="layout" draw:line-skew="0.027cm" svg:x1="13.25cm" svg:y1="2.252cm" svg:x2="13.25cm" svg:y2="8.75cm" draw:end-shape="id15" draw:end-glue-point="6" svg:d="M13250 2252h-500v6498h500" svg:viewBox="0 0 501 6499">
          <text:p/>
        </draw:connector>
        <draw:connector draw:style-name="gr11" draw:text-style-name="P5" draw:layer="layout" svg:x1="13.25cm" svg:y1="2.502cm" svg:x2="13.25cm" svg:y2="6.75cm" draw:end-shape="id16" draw:end-glue-point="6" svg:d="M13250 2502h-527v4248h527" svg:viewBox="0 0 528 4249">
          <text:p/>
        </draw:connector>
        <draw:connector draw:style-name="gr11" draw:text-style-name="P5" draw:layer="layout" draw:line-skew="0.027cm" svg:x1="13.25cm" svg:y1="2.75cm" svg:x2="13.25cm" svg:y2="4.5cm" draw:end-shape="id17" draw:end-glue-point="6" svg:d="M13250 2750h-500v1750h500" svg:viewBox="0 0 501 1751">
          <text:p/>
        </draw:connector>
        <draw:connector draw:style-name="gr11" draw:text-style-name="P5" draw:layer="layout" draw:line-skew="-0.612cm" svg:x1="19.5cm" svg:y1="2.502cm" svg:x2="20.25cm" svg:y2="4.5cm" draw:end-shape="id18" draw:end-glue-point="6" svg:d="M19500 2502h-500v1998h1250" svg:viewBox="0 0 1251 1999">
          <text:p/>
        </draw:connector>
        <draw:connector draw:style-name="gr11" draw:text-style-name="P5" xml:id="id49" draw:id="id49" draw:layer="layout" draw:line-skew="0.223cm" svg:x1="38cm" svg:y1="10.75cm" svg:x2="38.251cm" svg:y2="15cm" draw:end-shape="id19" draw:end-glue-point="10" svg:d="M38000 10750h1001v4250h-750" svg:viewBox="0 0 1002 4251">
          <text:p/>
        </draw:connector>
        <draw:connector draw:style-name="gr11" draw:text-style-name="P5" draw:layer="layout" draw:line-skew="-0.223cm" svg:x1="27.5cm" svg:y1="2.25cm" svg:x2="27.5cm" svg:y2="8.25cm" draw:end-shape="id20" draw:end-glue-point="6" svg:d="M27500 2250h-750v6000h750" svg:viewBox="0 0 751 6001">
          <text:p/>
        </draw:connector>
        <draw:connector draw:style-name="gr11" draw:text-style-name="P5" draw:layer="layout" svg:x1="27.5cm" svg:y1="2.5cm" svg:x2="27.5cm" svg:y2="6.5cm" draw:start-shape="id21" draw:start-glue-point="4" svg:d="M27500 2500h-527v4000h527" svg:viewBox="0 0 528 4001">
          <text:p/>
        </draw:connector>
        <draw:connector draw:style-name="gr11" draw:text-style-name="P5" draw:layer="layout" draw:line-skew="0.277cm" svg:x1="27.5cm" svg:y1="2.75cm" svg:x2="27.5cm" svg:y2="4.25cm" draw:end-shape="id22" draw:end-glue-point="6" svg:d="M27500 2750h-250v1500h250" svg:viewBox="0 0 251 1501">
          <text:p/>
        </draw:connector>
        <draw:connector draw:style-name="gr11" draw:text-style-name="P5" draw:layer="layout" svg:x1="3cm" svg:y1="22.75cm" svg:x2="3cm" svg:y2="24.75cm" draw:start-shape="id23" draw:start-glue-point="4" draw:end-shape="id24" draw:end-glue-point="6" svg:d="M3000 22750h-527v2000h527" svg:viewBox="0 0 528 2001">
          <text:p/>
        </draw:connector>
        <draw:connector draw:style-name="gr11" draw:text-style-name="P5" draw:layer="layout" svg:x1="15.25cm" svg:y1="19.999cm" svg:x2="15.5cm" svg:y2="21.5cm" draw:start-shape="id25" draw:start-glue-point="9" draw:end-shape="id26" draw:end-glue-point="10" svg:d="M15250 19999h778v1501h-528" svg:viewBox="0 0 779 1502">
          <text:p/>
        </draw:connector>
        <draw:connector draw:style-name="gr11" draw:text-style-name="P5" draw:layer="layout" draw:line-skew="0.277cm" svg:x1="22.25cm" svg:y1="20.502cm" svg:x2="22cm" svg:y2="22cm" draw:end-shape="id27" draw:end-glue-point="6" svg:d="M22250 20502h-500v1498h250" svg:viewBox="0 0 501 1499">
          <text:p/>
        </draw:connector>
        <draw:connector draw:style-name="gr11" draw:text-style-name="P5" draw:layer="layout" draw:line-skew="-0.223cm" svg:x1="22.25cm" svg:y1="19.75cm" svg:x2="22cm" svg:y2="25.5cm" draw:end-shape="id28" draw:end-glue-point="6" svg:d="M22250 19750h-1000v5750h750" svg:viewBox="0 0 1001 5751">
          <text:p/>
        </draw:connector>
        <draw:connector draw:style-name="gr11" draw:text-style-name="P5" draw:layer="layout" svg:x1="22.25cm" svg:y1="20.25cm" svg:x2="22cm" svg:y2="23.75cm" draw:end-shape="id29" draw:end-glue-point="6" svg:d="M22250 20250h-777v3500h527" svg:viewBox="0 0 778 3501">
          <text:p/>
        </draw:connector>
        <draw:connector draw:style-name="gr11" draw:text-style-name="P5" draw:layer="layout" draw:line-skew="0.277cm" svg:x1="28cm" svg:y1="20.502cm" svg:x2="27.75cm" svg:y2="22cm" draw:end-shape="id30" draw:end-glue-point="6" svg:d="M28000 20502h-500v1498h250" svg:viewBox="0 0 501 1499">
          <text:p/>
        </draw:connector>
        <draw:connector draw:style-name="gr11" draw:text-style-name="P5" draw:layer="layout" draw:line-skew="-0.223cm" svg:x1="28cm" svg:y1="19.75cm" svg:x2="27.75cm" svg:y2="25.5cm" draw:end-shape="id31" draw:end-glue-point="6" svg:d="M28000 19750h-1000v5750h750" svg:viewBox="0 0 1001 5751">
          <text:p/>
        </draw:connector>
        <draw:connector draw:style-name="gr11" draw:text-style-name="P5" draw:layer="layout" svg:x1="28cm" svg:y1="20.25cm" svg:x2="27.75cm" svg:y2="23.75cm" draw:end-shape="id32" draw:end-glue-point="6" svg:d="M28000 20250h-777v3500h527" svg:viewBox="0 0 778 3501">
          <text:p/>
        </draw:connector>
        <draw:connector draw:style-name="gr11" draw:text-style-name="P5" draw:layer="layout" draw:line-skew="-0.473cm" svg:x1="28cm" svg:y1="19.58cm" svg:x2="27.75cm" svg:y2="27.25cm" draw:end-shape="id33" draw:end-glue-point="6" svg:d="M28000 19580h-1250v7670h1000" svg:viewBox="0 0 1251 7671">
          <text:p/>
        </draw:connector>
        <draw:connector draw:style-name="gr11" draw:text-style-name="P5" draw:layer="layout" draw:line-skew="-0.223cm" svg:x1="35cm" svg:y1="11.252cm" svg:x2="35cm" svg:y2="20.25cm" draw:end-shape="id34" draw:end-glue-point="6" svg:d="M35000 11252h-750v8998h750" svg:viewBox="0 0 751 8999">
          <text:p/>
        </draw:connector>
        <draw:connector draw:style-name="gr11" draw:text-style-name="P5" draw:layer="layout" svg:x1="35cm" svg:y1="11.5cm" svg:x2="35cm" svg:y2="18.5cm" draw:end-shape="id35" draw:end-glue-point="6" svg:d="M35000 11500h-527v7000h527" svg:viewBox="0 0 528 7001">
          <text:p/>
        </draw:connector>
        <draw:connector draw:style-name="gr11" draw:text-style-name="P5" xml:id="id47" draw:id="id47" draw:layer="layout" draw:line-skew="0.279cm" svg:x1="35cm" svg:y1="11.752cm" svg:x2="34.999cm" svg:y2="16.75cm" draw:end-shape="id36" draw:end-glue-point="6" svg:d="M35000 11752h-250v4998h249" svg:viewBox="0 0 251 4999">
          <text:p/>
        </draw:connector>
        <draw:connector draw:style-name="gr11" draw:text-style-name="P5" draw:layer="layout" draw:line-skew="1.472cm" svg:x1="22.75cm" svg:y1="2.828cm" svg:x2="23.75cm" svg:y2="6.25cm" draw:end-shape="id37" draw:end-glue-point="10" svg:d="M22750 2828h3000v3422h-2000" svg:viewBox="0 0 3001 3423">
          <text:p/>
        </draw:connector>
        <draw:connector draw:style-name="gr11" draw:text-style-name="P5" draw:layer="layout" svg:x1="38cm" svg:y1="11.5cm" svg:x2="38cm" svg:y2="13.25cm" draw:end-shape="id38" draw:end-glue-point="10" svg:d="M38000 11500h528v1750h-528" svg:viewBox="0 0 529 1751">
          <text:p/>
        </draw:connector>
        <draw:line draw:style-name="gr22" draw:text-style-name="P5" draw:layer="layout" svg:x1="13.25cm" svg:y1="4.25cm" svg:x2="10cm" svg:y2="2.5cm">
          <text:p/>
        </draw:line>
        <draw:connector draw:style-name="gr23" draw:text-style-name="P5" draw:layer="layout" draw:line-skew="-2.751cm 0.277cm" svg:x1="10.5cm" svg:y1="4.5cm" svg:x2="20.001cm" svg:y2="1.75cm" draw:start-shape="id39" draw:start-glue-point="7" draw:end-shape="id40" draw:end-glue-point="13" svg:d="M10500 4500h1750v-3000h7751v250" svg:viewBox="0 0 9502 3001">
          <text:p/>
        </draw:connector>
        <draw:line draw:style-name="gr22" draw:text-style-name="P5" draw:layer="layout" svg:x1="16.25cm" svg:y1="4.5cm" svg:x2="19.5cm" svg:y2="2.25cm">
          <text:p/>
        </draw:line>
        <draw:line draw:style-name="gr22" draw:text-style-name="P5" draw:layer="layout" svg:x1="27.5cm" svg:y1="6.5cm" svg:x2="22.75cm" svg:y2="2.75cm">
          <text:p/>
        </draw:line>
        <draw:connector draw:style-name="gr24" draw:text-style-name="P5" draw:layer="layout" draw:line-skew="0cm -0.223cm" svg:x1="2cm" svg:y1="4.75cm" svg:x2="21.125cm" svg:y2="1.75cm" draw:start-shape="id4" draw:start-glue-point="6" draw:end-shape="id40" draw:end-glue-point="0" svg:d="M2000 4750h-527v-3750h19652v750" svg:viewBox="0 0 19653 3751">
          <text:p/>
        </draw:connector>
        <draw:line draw:style-name="gr22" draw:text-style-name="P5" draw:layer="layout" svg:x1="16.25cm" svg:y1="10.75cm" svg:x2="20cm" svg:y2="3cm">
          <text:p/>
        </draw:line>
        <draw:custom-shape draw:style-name="gr25" draw:text-style-name="P12" draw:layer="layout" svg:width="0.5cm" svg:height="0.25cm" svg:x="31.5cm" svg:y="29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4.75cm" svg:height="0.489cm" svg:x="31.906cm" svg:y="28.854cm">
          <draw:text-box>
            <text:p><text:span text:style-name="T4">- Связь <text:s text:c="11"/></text:span></text:p>
          </draw:text-box>
        </draw:frame>
        <draw:connector draw:style-name="gr24" draw:text-style-name="P5" draw:layer="layout" svg:x1="2cm" svg:y1="4.75cm" svg:x2="29cm" svg:y2="1.75cm" draw:start-shape="id4" draw:start-glue-point="6" draw:end-shape="id21" draw:end-glue-point="0" svg:d="M2000 4750h-527v-3527h27527v527" svg:viewBox="0 0 27528 3528">
          <text:p/>
        </draw:connector>
        <draw:connector draw:style-name="gr27" draw:text-style-name="P5" draw:layer="layout" draw:line-skew="0.777cm" svg:x1="27.939cm" svg:y1="3.719cm" svg:x2="25.712cm" svg:y2="18.329cm" draw:start-shape="id22" draw:start-glue-point="5" draw:end-shape="id41" draw:end-glue-point="2" svg:d="M27939 3719v31h-2227v14579" svg:viewBox="0 0 2228 14611">
          <text:p/>
        </draw:connector>
        <draw:connector draw:style-name="gr28" draw:text-style-name="P14" xml:id="id41" draw:id="id41" draw:layer="layout" svg:x1="25.712cm" svg:y1="18.329cm" svg:x2="15.25cm" svg:y2="19.5cm" draw:end-shape="id25" svg:d="M25712 18329h-4967v1171h-5495" svg:viewBox="0 0 10463 1172">
          <text:p/>
        </draw:connector>
        <draw:connector draw:style-name="gr27" draw:text-style-name="P5" draw:layer="layout" svg:x1="27.976cm" svg:y1="5.969cm" svg:x2="25.953cm" svg:y2="18.641cm" draw:start-shape="id42" draw:start-glue-point="5" draw:end-shape="id43" draw:end-glue-point="2" svg:d="M27976 5969v-746h-1254v13418h-769" svg:viewBox="0 0 2024 13419">
          <text:p/>
        </draw:connector>
        <draw:connector draw:style-name="gr28" draw:text-style-name="P14" xml:id="id43" draw:id="id43" draw:layer="layout" draw:line-skew="0.027cm" svg:x1="25.953cm" svg:y1="18.641cm" svg:x2="14cm" svg:y2="18.75cm" draw:end-shape="id25" draw:end-glue-point="0" svg:d="M25953 18641v-391h-11953v500" svg:viewBox="0 0 11954 501">
          <text:p/>
        </draw:connector>
        <draw:connector draw:style-name="gr28" draw:text-style-name="P14" xml:id="id44" draw:id="id44" draw:layer="layout" draw:line-skew="-0.394cm" svg:x1="32.158cm" svg:y1="18.064cm" svg:x2="14.75cm" svg:y2="18.75cm" draw:end-shape="id25" draw:end-glue-point="10" svg:d="M32158 18064v-314h-17408v1000" svg:viewBox="0 0 17409 1001">
          <text:p/>
        </draw:connector>
        <draw:connector draw:style-name="gr27" draw:text-style-name="P5" draw:layer="layout" draw:line-skew="0.527cm" svg:x1="30.061cm" svg:y1="7.719cm" svg:x2="32.158cm" svg:y2="18.064cm" draw:start-shape="id20" draw:start-glue-point="11" draw:end-shape="id44" draw:end-glue-point="2" svg:d="M30061 7719v-219h2615v10564h-518" svg:viewBox="0 0 2616 10565">
          <text:p/>
        </draw:connector>
        <draw:connector draw:style-name="gr24" draw:text-style-name="P5" draw:layer="layout" svg:x1="7.5cm" svg:y1="4.5cm" svg:x2="12.75cm" svg:y2="19.75cm" draw:start-shape="id6" draw:start-glue-point="6" svg:d="M7500 4500h-527v15250h5777" svg:viewBox="0 0 5778 15251">
          <text:p/>
        </draw:connector>
        <draw:connector draw:style-name="gr24" draw:text-style-name="P5" draw:layer="layout" draw:line-skew="0.527cm -6.876cm" svg:x1="2.439cm" svg:y1="9.969cm" svg:x2="12.75cm" svg:y2="19.001cm" draw:start-shape="id45" draw:start-glue-point="5" draw:end-shape="id25" draw:end-glue-point="4" svg:d="M2439 9969v-219h-439v9251h10750" svg:viewBox="0 0 10751 9252">
          <text:p/>
        </draw:connector>
        <draw:custom-shape draw:style-name="gr29" draw:text-style-name="P5" draw:layer="layout" svg:width="1cm" svg:height="0.5cm" svg:x="34.123cm" svg:y="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4.75cm" svg:height="0.489cm" svg:x="35.25cm" svg:y="29cm">
          <draw:text-box>
            <text:p><text:span text:style-name="T4">- поле — первичный ключ <text:s text:c="8"/></text:span></text:p>
          </draw:text-box>
        </draw:frame>
        <draw:connector draw:style-name="gr30" draw:text-style-name="P14" draw:layer="layout" draw:line-skew="-0.278cm -2.626cm" svg:x1="22.439cm" svg:y1="24.281cm" svg:x2="5.75cm" svg:y2="22.375cm" draw:start-shape="id29" draw:start-glue-point="7" draw:end-shape="id23" draw:end-glue-point="1" svg:d="M22439 24281v469h-11189v-2375h-5500" svg:viewBox="0 0 16690 2376">
          <text:p/>
        </draw:connector>
        <draw:connector draw:style-name="gr31" draw:text-style-name="P5" draw:layer="layout" svg:x1="27.75cm" svg:y1="22cm" svg:x2="24.75cm" svg:y2="20cm" draw:start-shape="id30" draw:start-glue-point="6" draw:end-shape="id46" draw:end-glue-point="1" svg:d="M27750 22000h-1499v-2000h-1501" svg:viewBox="0 0 3001 2001">
          <text:p/>
        </draw:connector>
        <draw:connector draw:style-name="gr32" draw:text-style-name="P5" draw:layer="layout" draw:line-skew="-2.509cm" svg:x1="30.75cm" svg:y1="22cm" svg:x2="35cm" svg:y2="11.752cm" draw:start-shape="id30" draw:start-glue-point="10" draw:end-shape="id47" draw:end-glue-point="2" svg:d="M30750 22000h2250v-10248h2000" svg:viewBox="0 0 4251 10249">
          <text:p/>
        </draw:connector>
        <draw:connector draw:style-name="gr33" draw:text-style-name="P5" xml:id="id48" draw:id="id48" draw:layer="layout" svg:x1="5cm" svg:y1="10.5cm" svg:x2="6.906cm" svg:y2="0.344cm" draw:start-shape="id45" draw:start-glue-point="10" svg:d="M5000 10500h1217v-10156h689" svg:viewBox="0 0 1907 10157">
          <text:p/>
        </draw:connector>
        <draw:connector draw:style-name="gr33" draw:text-style-name="P5" xml:id="id50" draw:id="id50" draw:layer="layout" svg:x1="10.5cm" svg:y1="4.5cm" svg:x2="11.75cm" svg:y2="0.594cm" draw:start-shape="id6" draw:start-glue-point="10" svg:d="M10500 4500h889v-3906h361" svg:viewBox="0 0 1251 3907">
          <text:p/>
        </draw:connector>
        <draw:connector draw:style-name="gr34" draw:text-style-name="P5" draw:layer="layout" svg:x1="30.5cm" svg:y1="8.25cm" svg:x2="35cm" svg:y2="10.752cm" draw:start-shape="id20" draw:start-glue-point="10" svg:d="M30500 8250h2514v2502h1986" svg:viewBox="0 0 4501 2503">
          <text:p/>
        </draw:connector>
        <draw:connector draw:style-name="gr35" draw:text-style-name="P5" draw:layer="layout" draw:line-skew="19.042cm" svg:x1="6.906cm" svg:y1="0.344cm" svg:x2="38cm" svg:y2="10.75cm" draw:start-shape="id48" draw:start-glue-point="3" draw:end-shape="id49" draw:end-glue-point="2" svg:d="M6906 344h34594v10406h-3500" svg:viewBox="0 0 34595 10407">
          <text:p/>
        </draw:connector>
        <draw:connector draw:style-name="gr36" draw:text-style-name="P5" draw:layer="layout" draw:line-skew="2.722cm" svg:x1="11.75cm" svg:y1="0.594cm" svg:x2="38cm" svg:y2="11.749cm" draw:start-shape="id50" draw:start-glue-point="3" draw:end-shape="id51" draw:end-glue-point="8" svg:d="M11750 594h29500v11155h-3250" svg:viewBox="0 0 29501 11156">
          <text:p/>
        </draw:connector>
        <draw:connector draw:style-name="gr24" draw:text-style-name="P5" draw:layer="layout" draw:line-skew="5.972cm" svg:x1="2.439cm" svg:y1="11.031cm" svg:x2="20.251cm" svg:y2="3cm" draw:start-shape="id45" draw:start-glue-point="7" draw:end-shape="id40" draw:end-glue-point="12" svg:d="M2439 11031v6719h17812v-14750" svg:viewBox="0 0 17813 14751">
          <text:p/>
        </draw:connector>
        <draw:custom-shape draw:style-name="gr37" draw:text-style-name="P5" draw:layer="layout" svg:width="3cm" svg:height="2cm" svg:x="2cm" svg:y="3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draw:layer="layout" svg:width="3cm" svg:height="2cm" svg:x="2cm" svg:y="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xml:id="id39" draw:id="id39" draw:layer="layout" svg:width="3cm" svg:height="2cm" svg:x="7.5cm" svg:y="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draw:layer="layout" svg:width="3cm" svg:height="2cm" svg:x="13.25cm" svg:y="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draw:layer="layout" svg:width="3cm" svg:height="2cm" svg:x="27.5cm" svg:y="3.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5" draw:layer="layout" svg:width="3.25cm" svg:height="1.5cm" svg:x="27.5cm" svg:y="5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5" draw:layer="layout" svg:width="3cm" svg:height="1.5cm" svg:x="27.5cm" svg:y="7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xml:id="id52" draw:id="id52" draw:layer="layout" svg:width="3cm" svg:height="2cm" svg:x="3cm" svg:y="23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draw:layer="layout" svg:width="3cm" svg:height="2cm" svg:x="27.75cm" svg:y="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draw:layer="layout" svg:width="3cm" svg:height="2cm" svg:x="22cm" svg:y="22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line-skew="-3.509cm" svg:x1="6cm" svg:y1="24.75cm" svg:x2="12.75cm" svg:y2="19.75cm" draw:start-shape="id52" draw:start-glue-point="7" svg:d="M6000 24750h130v-5000h6620" svg:viewBox="0 0 6751 5001">
          <text:p/>
        </draw:connector>
        <draw:custom-shape draw:style-name="gr38" draw:text-style-name="P5" draw:layer="layout" svg:width="3cm" svg:height="2cm" svg:x="13.25cm" svg:y="9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53" draw:id="id53" draw:layer="layout" svg:width="3cm" svg:height="1.5cm" svg:x="7.5cm" svg:y="17.75cm">
          <text:p text:style-name="P1"><text:span text:style-name="T1">По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line-skew="1.222cm" svg:x1="10cm" svg:y1="3cm" svg:x2="10.5cm" svg:y2="18.5cm" draw:start-shape="id9" draw:start-glue-point="11" draw:end-shape="id53" draw:end-glue-point="10" svg:d="M10000 3000h2250v15500h-1750" svg:viewBox="0 0 2251 15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3" draw:display-name="Стили стрелок 3" svg:viewBox="0 0 1131 754" svg:d="M566 0l-566 754 114-85 136-68 148-46 161-17 161 13 153 46 140 68 118 89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3T17:22:20.613000000</meta:creation-date>
    <dc:date>2022-01-24T15:00:55.400000000</dc:date>
    <meta:editing-duration>PT1H52M42S</meta:editing-duration>
    <meta:editing-cycles>73</meta:editing-cycles>
    <meta:generator>LibreOffice/7.2.5.2$Windows_X86_64 LibreOffice_project/499f9727c189e6ef3471021d6132d4c694f357e5</meta:generator>
    <meta:document-statistic meta:object-count="122"/>
  </office:meta>
</office:document-meta>
</file>